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Map.setA( Map &lt; Long , Integer &gt;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Map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Map.setB( Map &lt; Long , Integer &gt;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24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ultMap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